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407cm" fo:min-width="7.548cm" fo:padding-top="0.151cm" fo:padding-bottom="0.151cm" fo:padding-left="0.276cm" fo:padding-right="0.276cm" draw:shadow-opacity="0%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7cm"/>
    </style:style>
    <style:style style:name="gr11" style:family="graphic" style:parent-style-name="standard">
      <style:graphic-properties svg:stroke-color="#000000" draw:fill="solid" draw:fill-color="#bdb8ad" draw:textarea-horizontal-align="justify" draw:textarea-vertical-align="middle" draw:auto-grow-height="false" fo:min-height="0.98cm" fo:min-width="7.3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3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0.98cm" fo:min-width="7.339cm"/>
    </style:style>
    <style:style style:name="gr1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473cm" fo:min-width="7.548cm" fo:padding-top="0.151cm" fo:padding-bottom="0.151cm" fo:padding-left="0.276cm" fo:padding-right="0.276cm" draw:shadow-opacity="0%"/>
    </style:style>
    <style:style style:name="gr15" style:family="graphic" style:parent-style-name="standard">
      <style:graphic-properties draw:fill="solid" draw:fill-color="#0f2080" draw:textarea-horizontal-align="justify" draw:textarea-vertical-align="middle" draw:auto-grow-height="false" fo:min-height="0.98cm" fo:min-width="7.33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5793a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bdb8ad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solid" draw:fill-color="#0f208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3.9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7.143cm">
          <text:p text:style-name="P2"><text:span text:style-name="T2">ExceptionTranslation</text:span><text:span text:style-name="T2"><text:line-break/></text:span><text:span text:style-name="T2">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6.043cm" svg:x2="4.741cm" svg:y2="7.186cm" svg:d="M4741 6043v1143" svg:viewBox="0 0 1 1144">
          <text:p/>
        </draw:connector>
        <draw:custom-shape draw:style-name="gr4" draw:text-style-name="P5" draw:layer="layout" svg:width="8.1cm" svg:height="6.187cm" svg:x="0.641cm" svg:y="4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5.1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5.6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9.8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0.4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8.744cm" svg:x2="4.741cm" svg:y2="9.887cm" svg:d="M4741 8744v1143" svg:viewBox="0 0 1 1144">
          <text:p/>
        </draw:connector>
        <draw:custom-shape draw:style-name="gr6" draw:text-style-name="P4" draw:layer="layout" svg:width="1.143cm" svg:height="1.143cm" svg:x="13.511cm" svg:y="11.0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4" draw:layer="layout" svg:x1="14.097cm" svg:y1="9.144cm" svg:x2="14.097cm" svg:y2="11.144cm">
          <text:p/>
        </draw:line>
        <draw:custom-shape draw:style-name="gr8" draw:text-style-name="P5" draw:layer="layout" svg:width="8.1cm" svg:height="4.709cm" svg:x="0.641cm" svg:y="14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112cm" svg:height="2.278cm" svg:x="10.557cm" svg:y="6.814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537cm" svg:height="1.673cm" svg:x="10.589cm" svg:y="9.296cm">
          <draw:text-box>
            <text:p><text:span text:style-name="T1">Security</text:span><text:span text:style-name="T1"><text:line-break/></text:span><text:span text:style-name="T1">Exception</text:span></text:p>
          </draw:text-box>
        </draw:frame>
        <draw:custom-shape draw:style-name="gr11" draw:text-style-name="P7" draw:layer="layout" svg:width="7.839cm" svg:height="1.23cm" svg:x="0.789cm" svg:y="15.954cm">
          <text:p text:style-name="P2"><text:span text:style-name="T1">Request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6.937cm" svg:height="1.673cm" svg:x="10.759cm" svg:y="7.165cm">
          <draw:text-box>
            <text:p text:style-name="P8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7" draw:text-style-name="P4" draw:layer="layout" svg:x1="8.763cm" svg:y1="8.001cm" svg:x2="10.541cm" svg:y2="8.001cm">
          <text:p/>
        </draw:line>
        <draw:frame draw:style-name="gr1" draw:text-style-name="P1" draw:layer="layout" svg:width="8.321cm" svg:height="0.962cm" svg:x="0.307cm" svg:y="13.311cm">
          <draw:text-box>
            <text:p><text:span text:style-name="T1">Start Authentication</text:span></text:p>
          </draw:text-box>
        </draw:frame>
        <draw:custom-shape draw:style-name="gr13" draw:text-style-name="P10" draw:layer="layout" svg:width="7.839cm" svg:height="1.23cm" svg:x="0.789cm" svg:y="17.354cm">
          <text:p text:style-name="P2"><text:span text:style-name="T1">AuthenticationEntry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7.839cm" svg:height="1.23cm" svg:x="0.789cm" svg:y="14.454cm">
          <text:p text:style-name="P2"><text:span text:style-name="T1">SecurityContext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.1cm" svg:height="1.775cm" svg:x="10.254cm" svg:y="15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321cm" svg:height="0.962cm" svg:x="9.82cm" svg:y="15.024cm">
          <draw:text-box>
            <text:p><text:span text:style-name="T1">Access Denied</text:span></text:p>
          </draw:text-box>
        </draw:frame>
        <draw:custom-shape draw:style-name="gr15" draw:text-style-name="P11" draw:layer="layout" svg:width="7.839cm" svg:height="1.23cm" svg:x="10.402cm" svg:y="16.167cm">
          <text:p text:style-name="P2"><text:span text:style-name="T1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.07cm" svg:y1="12.192cm" svg:x2="14.07cm" svg:y2="15.113cm">
          <text:p/>
        </draw:line>
        <draw:line draw:style-name="gr16" draw:text-style-name="P4" draw:layer="layout" svg:x1="4.445cm" svg:y1="12.624cm" svg:x2="14.07cm" svg:y2="12.697cm">
          <text:p/>
        </draw:line>
        <draw:line draw:style-name="gr7" draw:text-style-name="P4" draw:layer="layout" svg:x1="4.445cm" svg:y1="12.627cm" svg:x2="4.445cm" svg:y2="13.516cm">
          <text:p/>
        </draw:line>
        <draw:custom-shape draw:style-name="gr17" draw:text-style-name="P12" draw:layer="layout" svg:width="0.635cm" svg:height="0.635cm" svg:x="9.144cm" svg:y="7.239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35cm" svg:height="0.635cm" svg:x="5.207cm" svg:y="11.938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35cm" svg:height="0.635cm" svg:x="13.208cm" svg:y="13.335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1.6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19T21:27:32.729804096</dc:date>
    <meta:editing-duration>P7DT8H1M17S</meta:editing-duration>
    <meta:editing-cycles>48</meta:editing-cycles>
    <meta:generator>LibreOffice/6.0.7.3$Linux_X86_64 LibreOffice_project/00m0$Build-3</meta:generator>
    <meta:document-statistic meta:object-count="29"/>
  </office:meta>
</office:document-meta>
</file>